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2000000B4ABE90CF3472E647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6896in" table:align="left"/>
    </style:style>
    <style:style style:name="Table1.A" style:family="table-column">
      <style:table-column-properties style:column-width="3.6896in"/>
    </style:style>
    <style:style style:name="Table1.A1" style:family="table-cell">
      <style:table-cell-properties fo:background-color="transparent" fo:padding="0.0382in" fo:border-left="none" fo:border-right="none" fo:border-top="none" fo:border-bottom="0.05pt solid #000000">
        <style:background-image/>
      </style:table-cell-properties>
    </style:style>
    <style:style style:name="Table1.2" style:family="table-row">
      <style:table-row-properties style:min-row-height="0.2521in"/>
    </style:style>
    <style:style style:name="Table1.A2" style:family="table-cell">
      <style:table-cell-properties fo:background-color="transparent" fo:padding="0.0382in" fo:border="none">
        <style:background-image/>
      </style:table-cell-properties>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05bae7d" officeooo:paragraph-rsid="005bae7d"/>
    </style:style>
    <style:style style:name="P2" style:family="paragraph" style:parent-style-name="Text_20_body">
      <style:text-properties fo:language="de" fo:country="DE"/>
    </style:style>
    <style:style style:name="P3" style:family="paragraph" style:parent-style-name="Text_20_body">
      <style:text-properties fo:language="de" fo:country="DE" officeooo:rsid="0019f270" officeooo:paragraph-rsid="0019f270"/>
    </style:style>
    <style:style style:name="P4" style:family="paragraph" style:parent-style-name="Text_20_body">
      <style:text-properties fo:language="de" fo:country="DE" officeooo:rsid="002490a5" officeooo:paragraph-rsid="002490a5"/>
    </style:style>
    <style:style style:name="P5" style:family="paragraph" style:parent-style-name="Text_20_body">
      <style:paragraph-properties fo:text-align="center" style:justify-single-word="false"/>
      <style:text-properties fo:language="de" fo:country="DE" officeooo:rsid="00280f2d" officeooo:paragraph-rsid="00280f2d"/>
    </style:style>
    <style:style style:name="P6" style:family="paragraph" style:parent-style-name="Text_20_body">
      <style:text-properties fo:language="de" fo:country="DE" officeooo:rsid="0038d0cd" officeooo:paragraph-rsid="0038d0cd"/>
    </style:style>
    <style:style style:name="P7" style:family="paragraph" style:parent-style-name="Text_20_body">
      <style:text-properties fo:language="de" fo:country="DE" officeooo:rsid="003bdadf" officeooo:paragraph-rsid="003bdadf"/>
    </style:style>
    <style:style style:name="P8" style:family="paragraph" style:parent-style-name="Text_20_body">
      <style:text-properties fo:language="de" fo:country="DE" officeooo:rsid="00438d32" officeooo:paragraph-rsid="004a1867"/>
    </style:style>
    <style:style style:name="P9" style:family="paragraph" style:parent-style-name="Text_20_body">
      <style:text-properties fo:language="de" fo:country="DE" officeooo:rsid="00463bc9" officeooo:paragraph-rsid="00463bc9"/>
    </style:style>
    <style:style style:name="P10" style:family="paragraph" style:parent-style-name="Text_20_body">
      <style:text-properties fo:language="de" fo:country="DE" officeooo:rsid="0057051f" officeooo:paragraph-rsid="0057051f"/>
    </style:style>
    <style:style style:name="P11" style:family="paragraph" style:parent-style-name="Text_20_body">
      <style:text-properties fo:language="de" fo:country="DE" officeooo:rsid="0026dc47" officeooo:paragraph-rsid="0026dc47"/>
    </style:style>
    <style:style style:name="P12" style:family="paragraph" style:parent-style-name="Text_20_body">
      <style:text-properties fo:language="de" fo:country="DE" officeooo:rsid="00580bf1" officeooo:paragraph-rsid="00580bf1"/>
    </style:style>
    <style:style style:name="P13" style:family="paragraph" style:parent-style-name="Text_20_body">
      <style:paragraph-properties fo:text-align="start" style:justify-single-word="false"/>
      <style:text-properties fo:language="de" fo:country="DE" officeooo:rsid="005b3556" officeooo:paragraph-rsid="005b3556"/>
    </style:style>
    <style:style style:name="P14" style:family="paragraph" style:parent-style-name="Text_20_body">
      <style:text-properties fo:language="de" fo:country="DE" officeooo:paragraph-rsid="00746e98"/>
    </style:style>
    <style:style style:name="P15" style:family="paragraph" style:parent-style-name="Text_20_body">
      <style:text-properties fo:language="de" fo:country="DE" officeooo:rsid="004aaf93" officeooo:paragraph-rsid="004aaf93"/>
    </style:style>
    <style:style style:name="P16" style:family="paragraph" style:parent-style-name="Text_20_body">
      <style:text-properties fo:language="de" fo:country="DE" officeooo:rsid="007f9204" officeooo:paragraph-rsid="007f9204"/>
    </style:style>
    <style:style style:name="P17" style:family="paragraph" style:parent-style-name="Text_20_body">
      <style:text-properties fo:language="de" fo:country="DE" officeooo:rsid="00803020" officeooo:paragraph-rsid="009b8d94"/>
    </style:style>
    <style:style style:name="P18" style:family="paragraph" style:parent-style-name="Text_20_body">
      <style:text-properties fo:language="de" fo:country="DE" officeooo:rsid="009b8d94" officeooo:paragraph-rsid="009b8d94"/>
    </style:style>
    <style:style style:name="P19" style:family="paragraph" style:parent-style-name="Text_20_body">
      <style:paragraph-properties fo:text-align="center" style:justify-single-word="false"/>
      <style:text-properties officeooo:rsid="00342baf" officeooo:paragraph-rsid="0035cbd4"/>
    </style:style>
    <style:style style:name="P20" style:family="paragraph" style:parent-style-name="Title">
      <style:text-properties fo:language="de" fo:country="DE" officeooo:rsid="00342baf" officeooo:paragraph-rsid="00342baf"/>
    </style:style>
    <style:style style:name="P21" style:family="paragraph" style:parent-style-name="Table_20_Contents">
      <style:text-properties fo:language="de" fo:country="DE"/>
    </style:style>
    <style:style style:name="P22" style:family="paragraph" style:parent-style-name="Table_20_Contents">
      <style:text-properties fo:language="de" fo:country="DE" officeooo:rsid="00280f2d" officeooo:paragraph-rsid="00280f2d"/>
    </style:style>
    <style:style style:name="P23" style:family="paragraph" style:parent-style-name="Table_20_Contents">
      <style:paragraph-properties fo:text-align="center" style:justify-single-word="false"/>
      <style:text-properties fo:language="de" fo:country="DE" officeooo:rsid="003e3562" officeooo:paragraph-rsid="003e3562"/>
    </style:style>
    <style:style style:name="P24" style:family="paragraph" style:parent-style-name="Code">
      <style:text-properties fo:language="de" fo:country="DE"/>
    </style:style>
    <style:style style:name="P25" style:family="paragraph" style:parent-style-name="Code">
      <style:text-properties fo:language="de" fo:country="DE" officeooo:paragraph-rsid="007e3a7c"/>
    </style:style>
    <style:style style:name="P26" style:family="paragraph" style:parent-style-name="Code">
      <style:text-properties fo:language="de" fo:country="DE" officeooo:rsid="0088fab0" officeooo:paragraph-rsid="0088fab0"/>
    </style:style>
    <style:style style:name="P27" style:family="paragraph" style:parent-style-name="Code">
      <style:text-properties fo:language="de" fo:country="DE" fo:font-style="normal" officeooo:rsid="0089efd7" officeooo:paragraph-rsid="0089efd7" style:font-style-asian="normal" style:font-style-complex="normal"/>
    </style:style>
    <style:style style:name="P28" style:family="paragraph" style:parent-style-name="Code">
      <style:text-properties fo:language="de" fo:country="DE" officeooo:paragraph-rsid="00a1d7c8"/>
    </style:style>
    <style:style style:name="P29" style:family="paragraph" style:parent-style-name="Code">
      <style:text-properties fo:language="de" fo:country="DE" officeooo:paragraph-rsid="00b03555"/>
    </style:style>
    <style:style style:name="P30" style:family="paragraph" style:parent-style-name="Text_20_body" style:list-style-name="L1">
      <style:text-properties fo:language="de" fo:country="DE" officeooo:rsid="001a0e1e" officeooo:paragraph-rsid="001a0e1e"/>
    </style:style>
    <style:style style:name="P31" style:family="paragraph" style:parent-style-name="Text_20_body" style:list-style-name="L1">
      <style:text-properties fo:language="de" fo:country="DE" officeooo:rsid="001b6bb1" officeooo:paragraph-rsid="001b6bb1"/>
    </style:style>
    <style:style style:name="P32" style:family="paragraph" style:parent-style-name="Text_20_body" style:list-style-name="L1">
      <style:text-properties fo:language="de" fo:country="DE" officeooo:paragraph-rsid="001ccbba"/>
    </style:style>
    <style:style style:name="P33" style:family="paragraph" style:parent-style-name="Text_20_body" style:list-style-name="L1">
      <style:text-properties fo:language="de" fo:country="DE" officeooo:rsid="00205f10" officeooo:paragraph-rsid="001e67fc"/>
    </style:style>
    <style:style style:name="P34" style:family="paragraph" style:parent-style-name="Text_20_body" style:list-style-name="L2">
      <style:text-properties fo:language="de" fo:country="DE" officeooo:rsid="002299ee" officeooo:paragraph-rsid="002299ee"/>
    </style:style>
    <style:style style:name="P35" style:family="paragraph" style:parent-style-name="Text_20_body" style:list-style-name="L2">
      <style:text-properties fo:language="de" fo:country="DE" officeooo:rsid="002305c4" officeooo:paragraph-rsid="002305c4"/>
    </style:style>
    <style:style style:name="P36" style:family="paragraph" style:parent-style-name="Text_20_body" style:list-style-name="L2">
      <style:text-properties fo:language="de" fo:country="DE" officeooo:rsid="002490a5" officeooo:paragraph-rsid="002490a5"/>
    </style:style>
    <style:style style:name="P37" style:family="paragraph" style:parent-style-name="Text_20_body" style:list-style-name="L2">
      <style:text-properties fo:language="de" fo:country="DE" officeooo:rsid="0026dc47" officeooo:paragraph-rsid="0026dc47"/>
    </style:style>
    <style:style style:name="P38" style:family="paragraph" style:parent-style-name="Text_20_body" style:list-style-name="L3">
      <style:text-properties fo:language="de" fo:country="DE" officeooo:rsid="002ad3b0" officeooo:paragraph-rsid="002ad3b0"/>
    </style:style>
    <style:style style:name="P39" style:family="paragraph" style:parent-style-name="Text_20_body" style:list-style-name="L4">
      <style:text-properties fo:language="de" fo:country="DE" officeooo:rsid="002d1a53" officeooo:paragraph-rsid="002d1a53"/>
    </style:style>
    <style:style style:name="P40" style:family="paragraph" style:parent-style-name="Text_20_body" style:list-style-name="L4">
      <style:text-properties fo:language="de" fo:country="DE" officeooo:rsid="002d908f" officeooo:paragraph-rsid="002d908f"/>
    </style:style>
    <style:style style:name="P41" style:family="paragraph" style:parent-style-name="Text_20_body" style:list-style-name="L5">
      <style:text-properties fo:language="de" fo:country="DE" officeooo:rsid="002e95cd" officeooo:paragraph-rsid="002f0488"/>
    </style:style>
    <style:style style:name="P42" style:family="paragraph" style:parent-style-name="Text_20_body" style:list-style-name="L5">
      <style:text-properties fo:language="de" fo:country="DE" officeooo:rsid="002e95cd" officeooo:paragraph-rsid="00316cd5"/>
    </style:style>
    <style:style style:name="P43" style:family="paragraph" style:parent-style-name="Text_20_body" style:list-style-name="L6">
      <style:text-properties fo:language="de" fo:country="DE" officeooo:paragraph-rsid="0089efd7"/>
    </style:style>
    <style:style style:name="P44" style:family="paragraph" style:parent-style-name="Text_20_body" style:list-style-name="L6">
      <style:text-properties fo:language="de" fo:country="DE" officeooo:paragraph-rsid="00919c5c"/>
    </style:style>
    <style:style style:name="P45" style:family="paragraph" style:parent-style-name="Heading_20_1">
      <style:text-properties fo:language="de" fo:country="DE"/>
    </style:style>
    <style:style style:name="P46" style:family="paragraph" style:parent-style-name="Heading_20_1">
      <style:text-properties fo:language="de" fo:country="DE" officeooo:rsid="00189051" officeooo:paragraph-rsid="00189051"/>
    </style:style>
    <style:style style:name="P47" style:family="paragraph" style:parent-style-name="Heading_20_1">
      <style:text-properties fo:language="de" fo:country="DE" officeooo:rsid="005553c1" officeooo:paragraph-rsid="005553c1"/>
    </style:style>
    <style:style style:name="P48" style:family="paragraph" style:parent-style-name="Heading_20_1">
      <style:text-properties fo:language="de" fo:country="DE" officeooo:rsid="007ad857" officeooo:paragraph-rsid="007ad857"/>
    </style:style>
    <style:style style:name="P49" style:family="paragraph" style:parent-style-name="Heading_20_1">
      <style:text-properties fo:language="de" fo:country="DE" officeooo:rsid="008195b6" officeooo:paragraph-rsid="008195b6"/>
    </style:style>
    <style:style style:name="P50" style:family="paragraph" style:parent-style-name="Heading_20_1">
      <style:paragraph-properties fo:text-align="center" style:justify-single-word="false"/>
      <style:text-properties fo:language="de" fo:country="DE" officeooo:paragraph-rsid="00919c5c"/>
    </style:style>
    <style:style style:name="P51" style:family="paragraph" style:parent-style-name="Heading_20_2">
      <style:text-properties fo:language="de" fo:country="DE"/>
    </style:style>
    <style:style style:name="P52" style:family="paragraph" style:parent-style-name="Heading_20_2">
      <style:text-properties fo:language="de" fo:country="DE" officeooo:rsid="00189051" officeooo:paragraph-rsid="00189051"/>
    </style:style>
    <style:style style:name="P53" style:family="paragraph" style:parent-style-name="Heading_20_2">
      <style:text-properties fo:language="de" fo:country="DE" officeooo:rsid="002e11d7" officeooo:paragraph-rsid="002e11d7"/>
    </style:style>
    <style:style style:name="P54" style:family="paragraph" style:parent-style-name="Heading_20_2">
      <style:text-properties fo:language="de" fo:country="DE" officeooo:rsid="00334cb2" officeooo:paragraph-rsid="00334cb2"/>
    </style:style>
    <style:style style:name="P55" style:family="paragraph" style:parent-style-name="Heading_20_2">
      <style:text-properties fo:language="de" fo:country="DE" officeooo:rsid="0061d737" officeooo:paragraph-rsid="0061d737"/>
    </style:style>
    <style:style style:name="P56" style:family="paragraph" style:parent-style-name="Heading_20_2">
      <style:text-properties fo:language="de" fo:country="DE" officeooo:rsid="0074e5c7" officeooo:paragraph-rsid="0074e5c7"/>
    </style:style>
    <style:style style:name="P57" style:family="paragraph" style:parent-style-name="Heading_20_2">
      <style:text-properties fo:language="de" fo:country="DE" officeooo:rsid="007854cc" officeooo:paragraph-rsid="007854cc"/>
    </style:style>
    <style:style style:name="T1" style:family="text">
      <style:text-properties fo:language="de" fo:country="DE"/>
    </style:style>
    <style:style style:name="T2" style:family="text">
      <style:text-properties fo:language="de" fo:country="DE" style:text-underline-style="solid" style:text-underline-width="auto" style:text-underline-color="font-color"/>
    </style:style>
    <style:style style:name="T3" style:family="text">
      <style:text-properties fo:language="de" fo:country="DE" officeooo:rsid="003605e3"/>
    </style:style>
    <style:style style:name="T4" style:family="text">
      <style:text-properties fo:language="de" fo:country="DE" officeooo:rsid="0035cbd4"/>
    </style:style>
    <style:style style:name="T5" style:family="text">
      <style:text-properties fo:language="de" fo:country="DE" officeooo:rsid="00593195"/>
    </style:style>
    <style:style style:name="T6" style:family="text">
      <style:text-properties fo:language="de" fo:country="DE" officeooo:rsid="0059de38"/>
    </style:style>
    <style:style style:name="T7" style:family="text">
      <style:text-properties officeooo:rsid="001b6bb1"/>
    </style:style>
    <style:style style:name="T8" style:family="text">
      <style:text-properties officeooo:rsid="001bd7bf"/>
    </style:style>
    <style:style style:name="T9" style:family="text">
      <style:text-properties officeooo:rsid="0025e612"/>
    </style:style>
    <style:style style:name="T10" style:family="text">
      <style:text-properties officeooo:rsid="0026dc47"/>
    </style:style>
    <style:style style:name="T11" style:family="text">
      <style:text-properties officeooo:rsid="00316cd5"/>
    </style:style>
    <style:style style:name="T12" style:family="text">
      <style:text-properties officeooo:rsid="0039dca6"/>
    </style:style>
    <style:style style:name="T13" style:family="text">
      <style:text-properties officeooo:rsid="0047f639"/>
    </style:style>
    <style:style style:name="T14" style:family="text">
      <style:text-properties officeooo:rsid="004c0c40"/>
    </style:style>
    <style:style style:name="T15" style:family="text">
      <style:text-properties style:font-name="Liberation Mono" fo:font-size="11pt" fo:font-style="normal" fo:font-weight="normal" officeooo:rsid="005fee53" style:font-size-asian="11pt" style:font-style-asian="normal" style:font-weight-asian="normal"/>
    </style:style>
    <style:style style:name="T16" style:family="text">
      <style:text-properties officeooo:rsid="0058052a"/>
    </style:style>
    <style:style style:name="T17" style:family="text">
      <style:text-properties officeooo:rsid="005d4d5c"/>
    </style:style>
    <style:style style:name="T18" style:family="text">
      <style:text-properties style:text-position="sub 58%" style:font-name="Liberation Mono" fo:font-size="11pt" fo:font-style="normal" fo:font-weight="normal" officeooo:rsid="0060f4f7" style:font-size-asian="11pt" style:font-style-asian="normal" style:font-weight-asian="normal"/>
    </style:style>
    <style:style style:name="T19" style:family="text">
      <style:text-properties style:text-position="sub 58%" style:font-name="Liberation Mono" fo:font-size="11pt" fo:font-style="normal" fo:font-weight="normal" officeooo:rsid="005fee53" style:font-size-asian="11pt" style:font-style-asian="normal" style:font-weight-asian="normal"/>
    </style:style>
    <style:style style:name="T20" style:family="text">
      <style:text-properties officeooo:rsid="00623625"/>
    </style:style>
    <style:style style:name="T21" style:family="text">
      <style:text-properties officeooo:rsid="0062501c"/>
    </style:style>
    <style:style style:name="T22" style:family="text">
      <style:text-properties fo:font-size="11pt" fo:font-style="italic" style:font-size-asian="11pt" style:font-style-asian="italic" style:font-size-complex="11pt" style:font-style-complex="italic"/>
    </style:style>
    <style:style style:name="T23" style:family="text">
      <style:text-properties fo:font-size="11pt" fo:font-style="italic" officeooo:rsid="0062501c" style:font-size-asian="11pt" style:font-style-asian="italic" style:font-size-complex="11pt" style:font-style-complex="italic"/>
    </style:style>
    <style:style style:name="T24" style:family="text">
      <style:text-properties fo:font-size="11pt" fo:font-style="italic" officeooo:rsid="006956e4" style:font-size-asian="11pt" style:font-style-asian="italic" style:font-size-complex="11pt" style:font-style-complex="italic"/>
    </style:style>
    <style:style style:name="T25" style:family="text">
      <style:text-properties fo:font-size="11pt" fo:font-style="italic" officeooo:rsid="006c7f00" style:font-size-asian="11pt" style:font-style-asian="italic" style:font-size-complex="11pt" style:font-style-complex="italic"/>
    </style:style>
    <style:style style:name="T26" style:family="text">
      <style:text-properties fo:font-size="11pt" fo:font-style="italic" officeooo:rsid="00b21be9" style:font-size-asian="11pt" style:font-style-asian="italic" style:font-size-complex="11pt" style:font-style-complex="italic"/>
    </style:style>
    <style:style style:name="T27" style:family="text">
      <style:text-properties fo:font-size="11pt" fo:font-weight="bold" style:font-size-asian="11pt" style:font-weight-asian="bold" style:font-size-complex="11pt" style:font-weight-complex="bold"/>
    </style:style>
    <style:style style:name="T28" style:family="text">
      <style:text-properties fo:font-size="11pt" fo:font-weight="bold" officeooo:rsid="0062501c" style:font-size-asian="11pt" style:font-weight-asian="bold" style:font-size-complex="11pt" style:font-weight-complex="bold"/>
    </style:style>
    <style:style style:name="T29" style:family="text">
      <style:text-properties fo:font-weight="bold" officeooo:rsid="0062501c" style:font-weight-asian="bold" style:font-weight-complex="bold"/>
    </style:style>
    <style:style style:name="T30" style:family="text">
      <style:text-properties officeooo:rsid="00784b09"/>
    </style:style>
    <style:style style:name="T31" style:family="text">
      <style:text-properties officeooo:rsid="007854cc"/>
    </style:style>
    <style:style style:name="T32" style:family="text">
      <style:text-properties officeooo:rsid="007e3a7c"/>
    </style:style>
    <style:style style:name="T33" style:family="text">
      <style:text-properties officeooo:rsid="00865ffe"/>
    </style:style>
    <style:style style:name="T34" style:family="text">
      <style:text-properties officeooo:rsid="008b59f1"/>
    </style:style>
    <style:style style:name="T35" style:family="text">
      <style:text-properties officeooo:rsid="008cefda"/>
    </style:style>
    <style:style style:name="T36" style:family="text">
      <style:text-properties officeooo:rsid="008d2072"/>
    </style:style>
    <style:style style:name="T37" style:family="text">
      <style:text-properties officeooo:rsid="008ec0e3"/>
    </style:style>
    <style:style style:name="T38" style:family="text">
      <style:text-properties officeooo:rsid="0093e497"/>
    </style:style>
    <style:style style:name="T39" style:family="text">
      <style:text-properties officeooo:rsid="00958d2b"/>
    </style:style>
    <style:style style:name="T40" style:family="text">
      <style:text-properties officeooo:rsid="00967d4b"/>
    </style:style>
    <style:style style:name="T41" style:family="text">
      <style:text-properties officeooo:rsid="009871a4"/>
    </style:style>
    <style:style style:name="T42" style:family="text">
      <style:text-properties officeooo:rsid="009b95ba"/>
    </style:style>
    <style:style style:name="T43" style:family="text">
      <style:text-properties officeooo:rsid="009f5ce9"/>
    </style:style>
    <style:style style:name="T44" style:family="text">
      <style:text-properties officeooo:rsid="009ff80a"/>
    </style:style>
    <style:style style:name="T45" style:family="text">
      <style:text-properties officeooo:rsid="00a02aba"/>
    </style:style>
    <style:style style:name="T46" style:family="text">
      <style:text-properties officeooo:rsid="00a0492e"/>
    </style:style>
    <style:style style:name="T47" style:family="text">
      <style:text-properties officeooo:rsid="00a8ab5a"/>
    </style:style>
    <style:style style:name="T48" style:family="text">
      <style:text-properties officeooo:rsid="00aa0796"/>
    </style:style>
    <style:style style:name="T49" style:family="text">
      <style:text-properties officeooo:rsid="00abc148"/>
    </style:style>
    <style:style style:name="T50" style:family="text">
      <style:text-properties officeooo:rsid="00abc628"/>
    </style:style>
    <style:style style:name="T51" style:family="text">
      <style:text-properties officeooo:rsid="00adace3"/>
    </style:style>
    <style:style style:name="T52" style:family="text">
      <style:text-properties officeooo:rsid="00af4b6a"/>
    </style:style>
    <style:style style:name="T53" style:family="text">
      <style:text-properties officeooo:rsid="00b03555"/>
    </style:style>
    <style:style style:name="T54" style:family="text">
      <style:text-properties officeooo:rsid="00b06a7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EIDI2-Klausur WS15/16</text:p>
      <text:p text:style-name="P19"><text:span text:style-name="T1">Diese </text:span><text:span text:style-name="T5">Angabe</text:span><text:span text:style-name="T1"> ist </text:span><text:span text:style-name="T2">kein</text:span><text:span text:style-name="T1"> offizielles Dokument der TU-München<text:line-break/></text:span><text:span text:style-name="T3">E</text:span><text:span text:style-name="T1">rstellt von Kevin Kappelmann, </text:span><text:span text:style-name="T3">09.03.2016</text:span><text:span text:style-name="T1"><text:line-break/>Musterlösung </text:span><text:span text:style-name="T6">erhaltbar </text:span><text:span text:style-name="T1">unter </text:span><text:a xlink:type="simple" xlink:href="https://github.com/kappelmann/eidi2_rep_2016" text:style-name="Internet_20_link" text:visited-style-name="Visited_20_Internet_20_Link">https://github.com/kappelmann/eidi2_rep_2016</text:a><text:span text:style-name="T4"><text:line-break/>Angabe und Musterlösungen ohne Gewähr</text:span></text:p>
      <text:p text:style-name="P13"><text:span text:style-name="T41">Sie haben</text:span> 90 Minuten <text:span text:style-name="T41">Zeit zur Bearbeitung der Aufgaben. Viel Erfolg!</text:span></text:p>
      <text:h text:style-name="P46" text:outline-level="1">Multiple Choice 7P</text:h>
      <text:p text:style-name="P3">Sind die folgenden Behauptungen <text:span text:style-name="T8">wahr oder falsch</text:span>. Kreuzen Sie die richtige Antwort an. <text:line-break/>Jede richtige Antwort: +0.5P<text:line-break/>Keine Antwort: 0P<text:line-break/>Jede falsche Antwort: -0.5P</text:p>
      <text:p text:style-name="P4">Bei Antworten, die keine wahr oder falsch Antworten sind, geben sie die korrekte Antwort an. Hier gibt es keine Minuspunkte.</text:p>
      <text:h text:style-name="P52" text:outline-level="2">Verifikation</text:h>
      <text:list xml:id="list4271242451856668825" text:style-name="L1">
        <text:list-item>
          <text:p text:style-name="P30">false ist die schwächste <text:span text:style-name="T7">Zusicherung</text:span></text:p>
        </text:list-item>
        <text:list-item>
          <text:p text:style-name="P31">x&lt;0 ist eine stärkere Zusicherung als x&lt;-1</text:p>
        </text:list-item>
        <text:list-item>
          <text:p text:style-name="P31">Zum Beweis einer Programmiereigenschaft muss man an einem Knoten true herleiten</text:p>
        </text:list-item>
        <text:list-item>
          <text:p text:style-name="P32"><text:span text:style-name="T7">(A^B =&gt;C)</text:span>≡<text:span text:style-name="T8">A=&gt;(B=&gt;C)</text:span></text:p>
        </text:list-item>
        <text:list-item>
          <text:p text:style-name="P33">x≥y ist eine Schleifeninvariante für x=5; y=0; while y&lt;x do x++; end</text:p>
        </text:list-item>
      </text:list>
      <text:h text:style-name="P52" text:outline-level="2">Ocaml</text:h>
      <text:list xml:id="list8665120023133692216" text:style-name="L2">
        <text:list-item>
          <text:p text:style-name="P34">(f g) x wertet sich zu dem selben Wert aus wie f g x</text:p>
        </text:list-item>
        <text:list-item>
          <text:p text:style-name="P34">Die durch let f x = let p a b = a+b in p x definierte Funktion f is vom Typ int → int</text:p>
        </text:list-item>
        <text:list-item>
          <text:p text:style-name="P35">Die folgende OCaml Zeile ist fehlerfrei: match [1,2] with [x,y] → x+y | z → 0</text:p>
        </text:list-item>
        <text:list-item>
          <text:p text:style-name="P36">Der Typ des Ausdrucks fold_left (fun a x → x a<text:span text:style-name="T9">)</text:span> ist …</text:p>
        </text:list-item>
        <text:list-item>
          <text:p text:style-name="P37">Die Auswertung des Ausdrucks let rec x = 1 in let x x = x in x 2 liefert … </text:p>
        </text:list-item>
        <text:list-item>
          <text:p text:style-name="P37">Der Typ des Ausdrucks fun x → x % x ist … <text:span text:style-name="T36">(die Signatur des % Operators finden Sie im Anhang)</text:span></text:p>
        </text:list-item>
      </text:list>
      <text:p text:style-name="P11"/>
      <text:p text:style-name="P11"/>
      <text:p text:style-name="P11"/>
      <text:h text:style-name="P52" text:outline-level="2"><text:soft-page-break/>Verifikatio<text:span text:style-name="T10">n</text:span></text:h>
      <text:list xml:id="list1951269304894567507" text:style-name="L3">
        <text:list-item>
          <text:p text:style-name="P38"><text:span text:style-name="T10">D</text:span>ie folgende Big-Step-Regel ist gültig</text:p>
        </text:list-item>
      </text:list>
      <table:table table:name="Table1" table:style-name="Table1">
        <table:table-column table:style-name="Table1.A"/>
        <table:table-row>
          <table:table-cell table:style-name="Table1.A1" office:value-type="string">
            <text:p text:style-name="P5">e=&gt;e'::e''</text:p>
          </table:table-cell>
        </table:table-row>
        <table:table-row table:style-name="Table1.2">
          <table:table-cell table:style-name="Table1.A2" office:value-type="string">
            <text:p text:style-name="P22">(match e with [] → e1 | x::xs → e2<text:span text:style-name="T54">)</text:span>= e2[e'/x, e''/xs]<text:line-break/></text:p>
          </table:table-cell>
        </table:table-row>
      </table:table>
      <text:list xml:id="list8682746260959366111" text:style-name="L4">
        <text:list-item>
          <text:p text:style-name="P39">fun x → x 1 ist ein Wert</text:p>
        </text:list-item>
        <text:list-item>
          <text:p text:style-name="P40">Ein Mini-OCaml Ausdruck ohne Funktionsapplikation terminiert immer</text:p>
        </text:list-item>
      </text:list>
      <text:h text:style-name="P46" text:outline-level="1">Weakest Precondition 10P</text:h>
      <text:h text:style-name="P53" text:outline-level="2">Berechne die schwächste Vorbedingung<text:tab/></text:h>
      <text:list xml:id="list2042092679398908132" text:style-name="L5">
        <text:list-item>
          <text:p text:style-name="P41">WP[[i=i+1]](i=x^x=5) ≡ …</text:p>
        </text:list-item>
        <text:list-item>
          <text:p text:style-name="P42">WP[[<text:span text:style-name="T11">x&lt;y</text:span>]](<text:span text:style-name="T11">x=2*y, x&lt;2*y</text:span>) ≡ …</text:p>
        </text:list-item>
      </text:list>
      <text:h text:style-name="P54" text:outline-level="2">Kontrollflussgraph</text:h>
      <text:p text:style-name="P6">int i = 0;<text:line-break/><text:span text:style-name="T12">while(b) { i=i+1;}</text:span></text:p>
      <text:p text:style-name="P6"><draw:frame draw:style-name="fr1" draw:name="Image1" text:anchor-type="paragraph" svg:x="0.798in" svg:y="0.2709in" svg:width="4.4382in" svg:height="1.3453in" draw:z-index="0"><draw:image xlink:href="Pictures/1000020100000252000000B4ABE90CF3472E6474.png" xlink:type="simple" xlink:show="embed" xlink:actuate="onLoad"/></draw:frame></text:p>
      <text:p text:style-name="P6"/>
      <text:p text:style-name="P7">Geben sie für die Belegungen b und <text:span text:style-name="T52">Z</text:span> die schwächsten Vorbedingungen an</text:p>
      <table:table table:name="Table2" table:style-name="Table2">
        <table:table-column table:style-name="Table2.A" table:number-columns-repeated="3"/>
        <table:table-column table:style-name="Table2.D"/>
        <table:table-row>
          <table:table-cell table:style-name="Table2.A1" office:value-type="string">
            <text:p text:style-name="P21"/>
          </table:table-cell>
          <table:table-cell table:style-name="Table2.A1" office:value-type="string">
            <text:p text:style-name="P23">A</text:p>
          </table:table-cell>
          <table:table-cell table:style-name="Table2.A1" office:value-type="string">
            <text:p text:style-name="P23">I</text:p>
          </table:table-cell>
          <table:table-cell table:style-name="Table2.D1" office:value-type="string">
            <text:p text:style-name="P23">B</text:p>
          </table:table-cell>
        </table:table-row>
        <table:table-row>
          <table:table-cell table:style-name="Table2.A2" office:value-type="string">
            <text:p text:style-name="P23">b=false</text:p>
            <text:p text:style-name="P23"><text:span text:style-name="T51">Z</text:span>=false</text:p>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row>
          <table:table-cell table:style-name="Table2.A2" office:value-type="string">
            <text:p text:style-name="P23">b=true</text:p>
            <text:p text:style-name="P23"><text:span text:style-name="T51">Z</text:span>=false</text:p>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row>
          <table:table-cell table:style-name="Table2.A2" office:value-type="string">
            <text:p text:style-name="P23">b=i&lt;17</text:p>
            <text:p text:style-name="P23"><text:span text:style-name="T51">Z</text:span>=i&gt;3</text:p>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
      <text:p text:style-name="P7"/>
      <text:p text:style-name="P7"/>
      <text:h text:style-name="P45" text:outline-level="1">Ocaml Sparse Vector 9P</text:h>
      <text:p text:style-name="P8">Analog zu dünn besetzten Matrizen enthalten dünn besetzte Vektoren hauptsächlich Nullen, die man <text:soft-page-break/>nicht speichern will. Deshalb definieren wir einen Datentyp, der den Index beginnend mit 0 und den dazugehörigen Wert speichert.</text:p>
      <text:p text:style-name="P8">Als Invariante soll gelten, dass nach jeder Operation nur Werte ungleich 0 in der Datenstruktur enthalten sind. z.B: add [1,1] [1,<text:span text:style-name="T50">(</text:span>-1<text:span text:style-name="T50">)</text:span>] = [] aber auch set 3 0 [3,1] = []</text:p>
      <text:p text:style-name="P9">Implementieren Sie die folgenden <text:span text:style-name="T13">Funktionen:</text:span></text:p>
      <text:p text:style-name="P24">type t = (int * int) list<text:line-break/>val empty : t<text:line-break/>val set : int → int → t → t<text:line-break/>val add : t → t → t<text:line-break/>val mul : int → t → t<text:line-break/>val sprod : t → t → int</text:p>
      <text:p text:style-name="P15">Wobei empty den leeren Vektor darstellt.<text:line-break/>set i v a setzt den Wert an Stelle i des Vektors a auf den Wert v<text:line-break/>add a b Addition durch <text:span text:style-name="T17">k</text:span>omponentenweise Summe, d.h. (a b c) + (d e f) = (a+d <text:s text:c="3"/>b+e <text:s text:c="3"/>c+f)<text:line-break/><text:span text:style-name="T14">mul i r Skalarmultiplikation, d.h. i * (a b c) = (i*a <text:s text:c="3"/>i*b <text:s text:c="3"/>i*c)<text:line-break/>sprod a b Standardskalarmultiplikation, d.h. &lt;a,b&gt;=</text:span><text:span text:style-name="T15">a</text:span><text:span text:style-name="T19">1</text:span><text:span text:style-name="T15">*b</text:span><text:span text:style-name="T19">1</text:span><text:span text:style-name="T15">+a</text:span><text:span text:style-name="T19">2</text:span><text:span text:style-name="T15">*b</text:span><text:span text:style-name="T19">2</text:span><text:span text:style-name="T15">+...+a</text:span><text:span text:style-name="T19">n</text:span><text:span text:style-name="T15">*b</text:span><text:span text:style-name="T18">n</text:span></text:p>
      <text:h text:style-name="P47" text:outline-level="1">Heavy Lifting 16P</text:h>
      <text:p text:style-name="P10">Im folgenden wollen wir einen Funkto<text:span text:style-name="T47">r</text:span> Lift definieren, dessen Anwendung ein Modul mit Signatur Base um nützliche Funktionen erweitert. <text:span text:style-name="T16">Der Funktor soll auf beliebigen einfachen polymorphen zyklenfreie Datenstrukturen arbeiten.</text:span></text:p>
      <text:p text:style-name="P12">'a t ist der Typ, der Datenstruktur, empty liefert eine leere Datenstruktur, insert fügt einen neuen Wert in die Datenstruktur ein und fold faltet die Funktion über die Datenstruktur. <text:line-break/>Beachte: fold insert empty x = x</text:p>
      <text:h text:style-name="P55" text:outline-level="2">F<text:span text:style-name="T20">unktorimplementierung</text:span></text:h>
      <text:p text:style-name="P14">Implementiere den Funktor, wobei die Funktionen, die vom List-Modul bekannte Semantik besitzen sollen. <text:span text:style-name="T21">Wandlen Sie die Datenstruktur nicht erst in eine Liste um, sondern verwenden sie z.B. B.fold</text:span></text:p>
      <text:p text:style-name="P24"><text:span text:style-name="T29">Signaturen</text:span><text:span text:style-name="T21"><text:line-break/></text:span><text:span text:style-name="T23">module type Base = sig<text:line-break/><text:tab/>type 'a t<text:line-break/><text:tab/>val empty : 'a </text:span><text:span text:style-name="T26">t </text:span><text:span text:style-name="T23">(*nullary*)<text:line-break/><text:tab/>val insert : 'a → 'a t → 'a t (*rec constr.*)<text:line-break/><text:tab/>val fold : ('a → 'b → 'b) → 'a t → 'b → 'b<text:line-break/>end<text:line-break/>module Lif</text:span><text:span text:style-name="T24">t</text:span><text:span text:style-name="T23"> (B:Base) : sig<text:line-break/><text:tab/>include Base<text:line-break/><text:tab/>val iter : ('a → unit) → 'a t → unit<text:line-break/><text:tab/>val map : ('a → 'b) → 'a t → 'b t<text:line-break/><text:tab/>val filter : ('a → bool) → 'a t → 'a t<text:line-break/><text:tab/>val append : 'a t → 'a t → 'a t<text:line-break/></text:span><text:soft-page-break/><text:span text:style-name="T23"><text:tab/>val flatten : 'a t t → 'a t<text:line-break/><text:tab/>val to_list : 'a t → 'a list<text:line-break/><text:tab/>val from_list : 'a list → 'a t<text:line-break/>end</text:span></text:p>
      <text:p text:style-name="P24"><text:span text:style-name="T28">I</text:span><text:span text:style-name="T27">mplementierung<text:line-break/></text:span><text:span text:style-name="T25">module Lift (B: Base) = struct<text:line-break/><text:tab/>(*Hier kommt ihre Implementierung*)<text:line-break/>end</text:span></text:p>
      <text:h text:style-name="P56" text:outline-level="2">Anwendung des Funktors</text:h>
      <text:p text:style-name="P24">Geben Sie ein Base Modul für Listen an.<text:line-break/><text:span text:style-name="T31">module List = Lift(struct <text:line-break/><text:tab/><text:tab/>(*Hier kommt ihr Code*) <text:line-break/><text:tab/>end)</text:span></text:p>
      <text:h text:style-name="P57" text:outline-level="2">(Bonus) Base Modul für binäre Suchbäume</text:h>
      <text:p text:style-name="P24">Geben Sie ein Base Modul für binäre Suchbäume an.<text:line-break/>m<text:span text:style-name="T30">odule </text:span>searchTree <text:span text:style-name="T30">= Lift(struct <text:line-break/><text:tab/><text:tab/>(*Hier kommt ihr Code*) <text:line-break/><text:tab/>end)</text:span></text:p>
      <text:h text:style-name="P48" text:outline-level="1">ThreadedTree</text:h>
      <text:p text:style-name="P2">Wir wollen nebenläufige Berechnungen auf Binärbäume durchführen. Die Daten befinden sich dabei nur in den Blättern des Baumes.</text:p>
      <text:p text:style-name="P25"><text:span text:style-name="T32">t</text:span><text:span text:style-name="T22">ype 'a t = Leaf of 'a | Node of 'a t * 'a t</text:span></text:p>
      <text:p text:style-name="P16">Schreiben Sie eine Funktion min welche das minimale Element eines Baumes liefert</text:p>
      <text:p text:style-name="P24">val min 'a t → 'a</text:p>
      <text:p text:style-name="P17">Dabei sollen innere Knoten für ihre Kinder Threads erstellen, auf das Ergebnis beider Teilbäume warten und dann dem Vaterknoten das Ergebnis mitteilen.</text:p>
      <text:h text:style-name="P51" text:outline-level="2">Alternative</text:h>
      <text:p text:style-name="P18">Falls jemand nicht nochmal den ThreadedTree machen will, da wir <text:span text:style-name="T48">i</text:span>hn schon im Repetitorium zur Übung gemacht haben, kann man alternativ folgende Aufgabe bearbeiten:</text:p>
      <text:p text:style-name="P2">Sie sind Übungsleitung eines Kurses an der TUM. Da Sie bereits Profi im funktionalen Programmieren sind, wollen Sie den Ablauf des Korrigierens der Klausuren automatisieren und schreiben sich deshalb ein Modul, das dies ermöglichen soll.<text:line-break/>Sie erstellen hierzu folgende Signaturen:</text:p>
      <text:p text:style-name="P29"/>
      <text:p text:style-name="P29"/>
      <text:p text:style-name="P29"><text:line-break/><text:soft-page-break/>type s = Student of string<text:line-break/><text:span text:style-name="T53">(*p stellt den Datentyp für unsere Punkte dar*)</text:span><text:line-break/>type p = float<text:line-break/>type k = Klausur of s*(p list)<text:line-break/>type g = Eins | Zwei | Drei | Vier | Fuenf<text:line-break/>(*Die Notenskala weißt jeder Note ein oberes und unteres Punktelimit zu, <text:span text:style-name="T42">wobei<text:line-break/> das erste p das obere und das zweite p das untere Punktelimit sein soll.</text:span>*)<text:line-break/>type n = Skala of (g*p*p) list<text:line-break/><text:line-break/>(*Berechnet die Summe der Punkte einer Klausur*)<text:line-break/>val sum_k : k -&gt; p<text:line-break/><text:line-break/>(*Ermittelt die Note für eine gegebene Punkteanzahl mit dem gegebenen Notenspiegel.<text:line-break/> Sollte keine passende Note gefunden werden, wird eine Exception geworfen*)<text:line-break/>val get_grade : p -&gt; n -&gt; g<text:line-break/><text:line-break/>(*Berechnet die Note für eine Klausur mit dem gegebenen Notenspiegel*)<text:line-break/>val grade_k : k -&gt; n -&gt; g<text:line-break/><text:line-break/>(*Berechnet für eine Liste von Klausuren mit gegebenen Notenspiegel<text:line-break/> die Liste von Noten für die Studenten. <text:line-break/> Da die Übungsleitung viele Tutoren besitzt, wird die Klausurenliste komplett<text:line-break/> parallelisiert benotet, d.h. die Note jeder Klausur wird immer von einem <text:line-break/> eigenen Thread <text:span text:style-name="T49">parallel </text:span>berechnet. Schneller<text:span text:style-name="T43">e</text:span> Threads sollen dabei nicht auf langsamere<text:line-break/> Threads warten müssen.*)<text:line-break/>val eval : k list -&gt; n -&gt; (s*g) list</text:p>
      <text:p text:style-name="P2">Implementieren sie die <text:span text:style-name="T46">Funktionen des </text:span>Moduls <text:span text:style-name="T45">an Hand der gegebenen Signaturen und Kommentaren:<text:line-break/></text:span><text:line-break/>let sum_k <text:span text:style-name="T44">= todo</text:span></text:p>
      <text:p text:style-name="P2">let rec get_grade <text:span text:style-name="T44">= todo</text:span></text:p>
      <text:p text:style-name="P2">let grade_k <text:span text:style-name="T44">= todo</text:span></text:p>
      <text:p text:style-name="P2">let eval <text:span text:style-name="T44">= todo</text:span></text:p>
      <text:h text:style-name="P49" text:outline-level="1">Beweise</text:h>
      <text:p text:style-name="P24">let rec app = fun x → fun y → match x with [] → y <text:line-break/><text:tab/>| x::xs → x::app xs y<text:line-break/><text:span text:style-name="T33">let rec rev = fun x → match x with [] → [] <text:line-break/><text:tab/>| x::xs → app (rev xs) [x]<text:line-break/>let rec rev1 = fun x → fun y → match x with [] → y<text:line-break/><text:tab/>| x::xs → rev1 xs (x::y)</text:span></text:p>
      <text:p text:style-name="P26">Lemma 1: app x [] = x<text:line-break/><text:soft-page-break/>Lemma 2: app (rev x) y = rev1 x y</text:p>
      <text:p text:style-name="P27">Beweisen Sie aufeinander aufbauen<text:span text:style-name="T34">d die folgenden drei Behauptungen</text:span>. Ergebnisse aus den vorherigen Aufgaben dürfen als gegeben betrachtet werden.<text:line-break/><text:span text:style-name="T35">Geben Sie bei jedem Schritt die angewendete Regel an (Def, IA, IS, Lemma1,...)</text:span></text:p>
      <text:list xml:id="list1288827471030192308" text:style-name="L6">
        <text:list-item>
          <text:p text:style-name="P43">rev1 (rev1 x y) z = rev1 y (app x z)</text:p>
        </text:list-item>
        <text:list-item>
          <text:p text:style-name="P43">rev (rev x) = x</text:p>
        </text:list-item>
        <text:list-item>
          <text:p text:style-name="P44">(Bonus) rev (app (rev x) (rev y)) = app y x</text:p>
        </text:list-item>
      </text:list>
      <text:h text:style-name="P50" text:outline-level="1" text:is-list-header="true" text:restart-numbering="true" text:start-value="-1">Anhang</text:h>
      <text:p text:style-name="P28">module List : sig<text:line-break/><text:tab/><text:span text:style-name="T37">val cons : 'a → 'a list → 'a list<text:line-break/><text:tab/>val map : ('a → 'b) → 'a list → 'b list<text:line-break/><text:tab/>val fold_left : ('a → 'b → 'a) → 'a → 'b list → 'a<text:line-break/><text:tab/>val fold_right : ('a → 'b → 'b) → 'a list → 'b → 'b</text:span><text:line-break/>end<text:line-break/><text:line-break/><text:span text:style-name="T40">val ( % ) : ('a -&gt; 'b) -&gt; ('c -&gt; 'a) -&gt; 'c -&gt; 'b</text:span><text:line-break/><text:span text:style-name="T39">val id : 'a → 'a</text:span><text:line-break/><text:span text:style-name="T38">val neg : ('a → bool) → 'a → bool<text:line-break/>val flip : ('a → 'b → 'c) → 'b → 'a → 'c<text:line-break/><text:line-break/>module Thread : sig<text:line-break/><text:tab/>val create : ('a → 'b) → 'a → t<text:line-break/><text:tab/>val delay : float → unit<text:line-break/><text:tab/>val join : t → unit<text:line-break/>end<text:line-break/><text:line-break/>module Event : sig<text:line-break/><text:tab/>type 'a channel<text:line-break/><text:tab/>val new_channel : unit → 'a channel<text:line-break/><text:tab/>val send : 'a channel → 'a → unit event<text:line-break/><text:tab/>val receive : 'a channel → 'a event<text:line-break/><text:tab/>val sync : 'a channel → 'a<text:line-break/><text:tab/>val select : 'a event list → 'a<text:line-break/><text:tab/>val choose : 'a event list → 'a event<text:line-break/><text:tab/>val wrap : 'a event → ('a → 'b) → 'b event<text:line-break/>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style style:name="Code" style:family="paragraph" style:parent-style-name="Text_20_body">
      <style:text-properties fo:font-size="11pt" fo:language="de" fo:country="DE" fo:font-style="italic" style:font-size-asian="10.5pt"/>
    </style:style>
    <style:style style:name="Horizontal_20_Line" style:display-name="Horizontal Line" style:family="paragraph" style:parent-style-name="Standard" style:class="html"/>
    <style:style style:name="Header_20_right" style:display-name="Header right" style:family="paragraph" style:parent-style-name="Standard" style:class="extra"/>
    <style:style style:name="Text_20_body_20_indent" style:display-name="Text body indent" style:family="paragraph" style:parent-style-name="Text_20_body"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5bae7d" officeooo:paragraph-rsid="005bae7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eite <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9T21:59:27.047427227</meta:creation-date>
    <meta:generator>LibreOffice/5.0.5.2$Linux_X86_64 LibreOffice_project/00m0$Build-2</meta:generator>
    <dc:date>2016-03-17T09:52:44.289489655</dc:date>
    <meta:editing-duration>PT5H24M49S</meta:editing-duration>
    <meta:editing-cycles>158</meta:editing-cycles>
    <meta:document-statistic meta:table-count="2" meta:image-count="1" meta:object-count="0" meta:page-count="6" meta:paragraph-count="82" meta:word-count="1496" meta:character-count="7821" meta:non-whitespace-character-count="6363"/>
  </office:meta>
</office:document-meta>
</file>